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Times New Roman" style:font-name-complex="Times New Roman1"/>
    </style:style>
    <style:style style:name="P2" style:family="paragraph" style:parent-style-name="No_20_Spacing">
      <style:text-properties style:font-name="Times New Roman" fo:font-size="24pt" fo:font-weight="bold" style:font-size-asian="24pt" style:font-weight-asian="bold" style:font-name-complex="Times New Roman1" style:font-size-complex="18pt"/>
    </style:style>
    <style:style style:name="P3" style:family="paragraph" style:parent-style-name="No_20_Spacing">
      <style:text-properties style:font-name="Times New Roman" fo:language="en" fo:country="US" style:font-name-complex="Times New Roman1"/>
    </style:style>
    <style:style style:name="P4" style:family="paragraph" style:parent-style-name="No_20_Spacing" style:master-page-name="Standard">
      <style:paragraph-properties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6pt" fo:font-weight="bold" style:font-size-asian="26pt" style:font-weight-asian="bold" style:font-name-complex="Times New Roman1" style:font-size-complex="18pt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fo:font-weight="bold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Bibliografía</text:span></text:p>
      <text:p text:style-name="P2"/>
      <text:p text:style-name="P1"/>
      <text:p text:style-name="P1"/>
      <text:p text:style-name="No_20_Spacing"><text:span text:style-name="T1">[1] Historia de C++. </text:span><text:span text:style-name="T3">http://www.cplusplus.com/info/history/</text:span></text:p>
      <text:p text:style-name="P1"/>
      <text:p text:style-name="No_20_Spacing"><text:span text:style-name="T1">[2] ISO C++. </text:span><text:span text:style-name="T3">https://isocpp.org/</text:span></text:p>
      <text:p text:style-name="P1"/>
      <text:p text:style-name="No_20_Spacing"><text:span text:style-name="T5">[3] Ranking TIOBE. </text:span></text:p>
      <text:p text:style-name="No_20_Spacing"><text:span text:style-name="T6">http://www.tiobe.com/index.php/content/paperinfo/tpci/index.html</text:span></text:p>
      <text:p text:style-name="P3"/>
      <text:p text:style-name="No_20_Spacing"><text:span text:style-name="T5">[4] Clang. </text:span><text:span text:style-name="T6">http://clang.llvm.org/</text:span></text:p>
      <text:p text:style-name="P3"/>
      <text:p text:style-name="No_20_Spacing"><text:span text:style-name="T1">[5] LLVM. </text:span><text:span text:style-name="T3">http://llvm.org/</text:span></text:p>
      <text:p text:style-name="P1"/>
      <text:p text:style-name="No_20_Spacing"><text:span text:style-name="T1">[6] Verificación de programas. </text:span></text:p>
      <text:p text:style-name="No_20_Spacing"><text:span text:style-name="T3">http://en.wikipedia.org/wiki/Software_verification</text:span></text:p>
      <text:p text:style-name="P1"/>
      <text:p text:style-name="No_20_Spacing"><text:span text:style-name="T1">[7] Verificación de modelos </text:span></text:p>
      <text:p text:style-name="No_20_Spacing"><text:span text:style-name="T3">http://es.wikipedia.org/wiki/Verificación_de_modelos</text:span></text:p>
      <text:p text:style-name="P1"/>
      <text:p text:style-name="No_20_Spacing"><text:span text:style-name="T1">[8] Ejecución simbólica. </text:span><text:span text:style-name="T3">http://en.wikipedia.org/wiki/Symbolic_execution</text:span></text:p>
      <text:p text:style-name="P1"/>
      <text:p text:style-name="No_20_Spacing"><text:span text:style-name="T5">[9] XUnit. </text:span><text:span text:style-name="T6">http://www.martinfowler.com/bliki/Xunit.html</text:span></text:p>
      <text:p text:style-name="P3"/>
      <text:p text:style-name="No_20_Spacing"><text:span text:style-name="T1">[10] Métodos de Testing </text:span></text:p>
      <text:p text:style-name="No_20_Spacing"><text:span text:style-name="T3">http://en.wikipedia.org/wiki/Software_testing#Testing_methods</text:span></text:p>
      <text:p text:style-name="P1"/>
      <text:p text:style-name="No_20_Spacing"><text:span text:style-name="T5">[11] Mozart. </text:span><text:span text:style-name="T6">http://mozart.github.io/</text:span></text:p>
      <text:p text:style-name="P3"/>
      <text:p text:style-name="No_20_Spacing"><text:span text:style-name="T1">[12] Choco. </text:span><text:span text:style-name="T3">http://www.emn.fr/z-info/choco-solver/</text:span></text:p>
      <text:p text:style-name="P1"/>
      <text:p text:style-name="No_20_Spacing"><text:span text:style-name="T5">[13] Gecode. </text:span><text:span text:style-name="T6">http://www.gecode.org/</text:span></text:p>
      <text:p text:style-name="P3"/>
      <text:p text:style-name="No_20_Spacing"><text:span text:style-name="T1">[14] Proyecto PEX. </text:span><text:span text:style-name="T3">http://research.microsoft.com/en-us/projects/pex/</text:span></text:p>
      <text:p text:style-name="P1"/>
      <text:p text:style-name="No_20_Spacing"><text:span text:style-name="T1">[15] Proyecto PET. </text:span><text:span text:style-name="T3">http://costa.ls.fi.upm.es/pet/pet.php</text:span></text:p>
      <text:p text:style-name="P1"/>
      <text:p text:style-name="No_20_Spacing"><text:span text:style-name="T5">[16] jSyx. </text:span><text:span text:style-name="T6">http://eprints.ucm.es/22561/</text:span></text:p>
      <text:p text:style-name="P3"/>
      <text:p text:style-name="No_20_Spacing"><text:soft-page-break/><text:span text:style-name="T5">[17] jPET. </text:span><text:span text:style-name="T6">http://eprints.ucm.es/13011/</text:span></text:p>
      <text:p text:style-name="P3"/>
      <text:p text:style-name="No_20_Spacing"><text:span text:style-name="T5">[18] jPET 2.0. </text:span><text:span text:style-name="T6">http://eprints.ucm.es/16095/</text:span></text:p>
      <text:p text:style-name="P3"/>
      <text:p text:style-name="No_20_Spacing"><text:span text:style-name="T5">[19] GCC. </text:span><text:span text:style-name="T6">https://gcc.gnu.org/</text:span></text:p>
      <text:p text:style-name="P3"/>
      <text:p text:style-name="No_20_Spacing"><text:span text:style-name="T5">[20] LibTooling. </text:span><text:span text:style-name="T6">http://clang.llvm.org/docs/LibTooling.html</text:span></text:p>
      <text:p text:style-name="P3"/>
      <text:p text:style-name="No_20_Spacing"><text:span text:style-name="T1">[21] RecursiveASTVisitor. </text:span></text:p>
      <text:p text:style-name="No_20_Spacing"><text:span text:style-name="T3">http://clang.llvm.org/doxygen/classclang_1_1RecursiveASTVisitor.html</text:span></text:p>
      <text:p text:style-name="P1"/>
      <text:p text:style-name="No_20_Spacing"><text:span text:style-name="T1">[22] Tutorial Clang de KEVIN A. BOOS. </text:span></text:p>
      <text:p text:style-name="No_20_Spacing"><text:span text:style-name="T3">http://kevinaboos.wordpress.com/2013/07/23/clang-tutorial-part-i-introduction/</text:span></text:p>
      <text:p text:style-name="P1"/>
      <text:p text:style-name="No_20_Spacing"><text:span text:style-name="T1">[23] Biblioteca estándar de C.</text:span></text:p>
      <text:p text:style-name="No_20_Spacing"><text:span text:style-name="T3">http://en.wikipedia.org/wiki/C_standard_library</text:span></text:p>
      <text:p text:style-name="P1"/>
      <text:p text:style-name="No_20_Spacing"><text:span text:style-name="T1">[24] Biblioteca estándar de C++. </text:span></text:p>
      <text:p text:style-name="No_20_Spacing"><text:span text:style-name="T3">http://en.wikipedia.org/wiki/C%2B%2B_Standard_Library</text:span></text:p>
      <text:p text:style-name="P1"/>
      <text:p text:style-name="No_20_Spacing"><text:span text:style-name="T5">[25] TinyXML2. </text:span><text:span text:style-name="T6">http://www.grinninglizard.com/tinyxml2/</text:span></text:p>
      <text:p text:style-name="P3"/>
      <text:p text:style-name="No_20_Spacing"><text:span text:style-name="T1">[26] Repositorio de AST2XML. </text:span><text:span text:style-name="T3">https://github.com/si1314/AST2XML</text:span></text:p>
      <text:p text:style-name="P1"/>
      <text:p text:style-name="No_20_Spacing"><text:span text:style-name="T1">[27] Historia de Prolog. </text:span><text:span text:style-name="T3">http://www.prolog6tripod.com</text:span></text:p>
      <text:p text:style-name="P1"/>
      <text:p text:style-name="No_20_Spacing"><text:span text:style-name="T5">[28] CLPFD. </text:span><text:span text:style-name="T6">http://www.swi-prolog.org/man/clpfd.html</text:span></text:p>
      <text:p text:style-name="P3"/>
      <text:p text:style-name="No_20_Spacing"><text:span text:style-name="T1">[29] SGML. </text:span><text:span text:style-name="T3">http://www.swi-prolog.org/pldoc/package/sgml.html</text:span></text:p>
      <text:p text:style-name="P1"/>
      <text:p text:style-name="No_20_Spacing"><text:span text:style-name="T1">[30] Repositorio del intérprete. </text:span><text:span text:style-name="T3">https://github.com/si1314/PFC</text:span></text:p>
      <text:p text:style-name="P1"/>
      <text:p text:style-name="No_20_Spacing"><text:span text:style-name="T5">[31] AWT y Swing. </text:span><text:span text:style-name="T6">http://edn.embarcadero.com/article/26970</text:span></text:p>
      <text:p text:style-name="P3"/>
      <text:p text:style-name="No_20_Spacing"><text:span text:style-name="T1">[32] Synthetica Look and Feel. </text:span><text:span text:style-name="T4">http://www.javasoft.de/synthetica/</text:span></text:p>
      <text:p text:style-name="No_20_Spacing"><text:span text:style-name="T1"/></text:p>
      <text:p text:style-name="No_20_Spacing"><text:span text:style-name="T1">[33] MigLayout. </text:span><text:span text:style-name="T4">http://www.miglayout.com/</text:span></text:p>
      <text:p text:style-name="No_20_Spacing"><text:span text:style-name="T1"/></text:p>
      <text:p text:style-name="No_20_Spacing"><text:span text:style-name="T1">[34] Repositorio de la GUI. </text:span><text:span text:style-name="T3">https://github.com/Si1314/SIgu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6.251cm" fo:margin-bottom="4.251cm" fo:margin-left="3.251cm" fo:margin-right="3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dc:creator>Carlos Giraldo</dc:creator>
    <meta:editing-cycles>1</meta:editing-cycles>
    <meta:creation-date>2014-09-11T09:17:00</meta:creation-date>
    <dc:date>2014-09-12T10:47:39.27</dc:date>
    <meta:editing-duration>PT1M6S</meta:editing-duration>
    <meta:generator>OpenOffice/4.0.1$Win32 OpenOffice.org_project/401m5$Build-9714</meta:generator>
    <meta:document-statistic meta:table-count="0" meta:image-count="0" meta:object-count="0" meta:page-count="2" meta:paragraph-count="43" meta:word-count="142" meta:character-count="2013"/>
    <meta:user-defined meta:name="AppVersion">12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